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60000025CFF641B43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152cm" svg:stroke-color="#ff420e" draw:marker-start-width="0.888cm" draw:marker-end="Arrow" draw:marker-end-width="0.356cm" draw:fill="none" draw:textarea-vertical-align="middle" fo:padding-top="0.201cm" fo:padding-bottom="0.201cm" fo:padding-left="0.326cm" fo:padding-right="0.326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514cm" svg:height="15.98cm" svg:x="5.092cm" svg:y="1.546cm">
          <draw:image xlink:href="Pictures/10000000000002960000025CFF641B43.gif" xlink:type="simple" xlink:show="embed" xlink:actuate="onLoad">
            <text:p/>
          </draw:image>
        </draw:frame>
        <draw:frame draw:style-name="gr2" draw:text-style-name="P2" draw:layer="layout" svg:width="3.711cm" svg:height="0.962cm" svg:x="17.78cm" svg:y="16.51cm">
          <draw:text-box>
            <text:p>E_e- (GeV)</text:p>
          </draw:text-box>
        </draw:frame>
        <draw:frame draw:style-name="gr2" draw:text-style-name="P2" draw:layer="layout" svg:width="3.872cm" svg:height="0.962cm" draw:transform="rotate (1.5707963267949) translate (5.08cm 8.128cm)">
          <draw:text-box>
            <text:p>E_e+ (GeV)</text:p>
          </draw:text-box>
        </draw:frame>
        <draw:line draw:style-name="gr3" draw:text-style-name="P3" draw:layer="layout" svg:x1="16.764cm" svg:y1="9.906cm" svg:x2="15.24cm" svg:y2="11.43cm">
          <text:p/>
        </draw:line>
        <draw:line draw:style-name="gr3" draw:text-style-name="P3" draw:layer="layout" svg:x1="13.462cm" svg:y1="7.112cm" svg:x2="11.938cm" svg:y2="8.636cm">
          <text:p/>
        </draw:line>
        <draw:line draw:style-name="gr3" draw:text-style-name="P3" draw:layer="layout" svg:x1="19.558cm" svg:y1="12.7cm" svg:x2="18.034cm" svg:y2="14.224cm">
          <text:p/>
        </draw:line>
        <draw:line draw:style-name="gr3" draw:text-style-name="P3" draw:layer="layout" svg:x1="10.668cm" svg:y1="4.572cm" svg:x2="9.144cm" svg:y2="6.096cm">
          <text:p/>
        </draw:line>
        <draw:line draw:style-name="gr3" draw:text-style-name="P3" draw:layer="layout" svg:x1="4.826cm" svg:y1="14.478cm" svg:x2="7.366cm" svg:y2="14.478cm">
          <text:p/>
        </draw:line>
        <draw:line draw:style-name="gr3" draw:text-style-name="P3" draw:layer="layout" svg:x1="4.826cm" svg:y1="12.192cm" svg:x2="7.366cm" svg:y2="12.192cm">
          <text:p/>
        </draw:line>
        <draw:line draw:style-name="gr3" draw:text-style-name="P3" draw:layer="layout" svg:x1="4.826cm" svg:y1="9.906cm" svg:x2="7.366cm" svg:y2="9.906cm">
          <text:p/>
        </draw:line>
        <draw:line draw:style-name="gr3" draw:text-style-name="P3" draw:layer="layout" svg:x1="4.826cm" svg:y1="7.112cm" svg:x2="7.366cm" svg:y2="7.112cm">
          <text:p/>
        </draw:line>
        <draw:line draw:style-name="gr3" draw:text-style-name="P3" draw:layer="layout" svg:x1="12.446cm" svg:y1="18.034cm" svg:x2="12.446cm" svg:y2="15.748cm">
          <text:p/>
        </draw:line>
        <draw:frame draw:style-name="gr2" draw:text-style-name="P2" draw:layer="layout" svg:width="9.9cm" svg:height="0.962cm" svg:x="7.88cm" svg:y="18.088cm">
          <draw:text-box>
            <text:p>Positron energy cut (E &gt; 50 MeV)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9T14:41:59.804335341</meta:creation-date>
    <dc:date>2015-08-19T14:50:43.702315322</dc:date>
    <meta:editing-duration>PT8M43S</meta:editing-duration>
    <meta:editing-cycles>2</meta:editing-cycles>
    <meta:generator>LibreOffice/4.4.2.2$Linux_X86_64 LibreOffice_project/40m0$Build-2</meta:generator>
    <meta:document-statistic meta:object-count="36"/>
  </office:meta>
</office:document-meta>
</file>